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A0000020485FF20C45A4C01D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0.632cm" svg:x="4.601cm" svg:y="4.2cm">
          <draw:image xlink:href="Pictures/100000000000039A0000020485FF20C45A4C01DB.jpg" xlink:type="simple" xlink:show="embed" xlink:actuate="onLoad" loext:mime-type="image/jpeg">
            <text:p text:style-name="P1"><text:s/></text:p>
          </draw:image>
        </draw:frame>
        <draw:path draw:style-name="gr2" draw:text-style-name="P2" draw:layer="layout" svg:width="1.299cm" svg:height="0.252cm" svg:x="15.9cm" svg:y="10.847cm" svg:viewBox="0 0 1300 253" svg:d="M0 127h1300zM1213 127l87-127zM1213 127l87 126zM87 42v169z">
          <text:p/>
        </draw:path>
        <draw:path draw:style-name="gr2" draw:text-style-name="P2" draw:layer="layout" svg:width="2.124cm" svg:height="0.282cm" draw:transform="rotate (1.02119214534188) translate (15.854676033411cm 8.92608358959493cm)" svg:viewBox="0 0 2125 283" svg:d="M0 141l2125 1zM1984 142l141-142zM1984 142l141 141zM142 47v188z">
          <text:p/>
        </draw:path>
        <draw:path draw:style-name="gr2" draw:text-style-name="P2" draw:layer="layout" svg:width="1.199cm" svg:height="0.252cm" svg:x="15.9cm" svg:y="9.247cm" svg:viewBox="0 0 1200 253" svg:d="M0 127h1200zM1120 127l80-127zM1120 127l80 126zM80 42v169z">
          <text:p/>
        </draw:path>
        <draw:path draw:style-name="gr2" draw:text-style-name="P2" draw:layer="layout" svg:width="2.404cm" svg:height="0.32cm" draw:transform="skewX (-0.00628318530717962) rotate (-0.658512726777462) translate (15.2977224002424cm 11.1726020283265cm)" svg:viewBox="0 0 2405 321" svg:d="M0 160l2405 1zM2245 161l160-161zM2245 161l160 160zM160 53v214z">
          <text:p/>
        </draw:path>
        <draw:path draw:style-name="gr2" draw:text-style-name="P2" draw:layer="layout" svg:width="0.799cm" svg:height="4.199cm" svg:x="4.5cm" svg:y="5.1cm" svg:viewBox="0 0 800 4200" svg:d="M800 200h-800zM0 200v3900zM0 4100h800zM600 200l200 200zM600 200l200-200zM700 4000v2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26T19:28:13.878000000</dc:date>
    <meta:editing-duration>PT9M22S</meta:editing-duration>
    <meta:editing-cycles>2</meta:editing-cycles>
    <meta:generator>Ultra_Office/6.2.3.2$Windows_x86 LibreOffice_project/</meta:generator>
    <meta:document-statistic meta:object-count="6"/>
  </office:meta>
</office:document-meta>
</file>